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1b3" officeooo:paragraph-rsid="000031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purpose of the sockets is to establish a communication channel between client and server to receive and send data. After the information received will be processed to store it in the file or database.</text:p>
      <text:p text:style-name="Standard"/>
      <text:p text:style-name="Standard"/>
      <text:p text:style-name="P1">Socket</text:p>
      <text:p text:style-name="P1">The socket contains the necessary information to connect to the server.</text:p>
      <text:p text:style-name="P1">In the first parameter, the protocol used by the server is specified</text:p>
      <text:p text:style-name="P1">In the second parameter the ip of the server is specified</text:p>
      <text:p text:style-name="P1">In the third parameter specifies the port through which the server listens.</text:p>
      <text:p text:style-name="P1">The TIMEOUT can be specified in the leather parameter.</text:p>
      <text:p text:style-name="P1"/>
      <text:p text:style-name="P1">ServerSocket</text:p>
      <text:p text:style-name="P1">The serversocket contains the server configuration.</text:p>
      <text:p text:style-name="P1">The protocol that is used is specified in the first parameter.</text:p>
      <text:p text:style-name="P1">In the second parameter, the ip is specified.</text:p>
      <text:p text:style-name="P1">In the third parameter specifies the port through which the server listens.</text:p>
      <text:p text:style-name="P1">In the leather parameter you can specify the waiting time TIMEOUT</text:p>
      <text:p text:style-name="P1"/>
      <text:p text:style-name="P1">Socketines</text:p>
      <text:p text:style-name="P1">They are used to configure the Socket. Specifically the timeout</text:p>
      <text:p text:style-name="P1">ServerSocketHints</text:p>
      <text:p text:style-name="P1">It is used to configure the TIMEOUT of the serv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1-16T20:27:42.373000000</dc:date>
    <meta:editing-duration>PT6M13S</meta:editing-duration>
    <meta:editing-cycles>1</meta:editing-cycles>
    <meta:document-statistic meta:table-count="0" meta:image-count="0" meta:object-count="0" meta:page-count="1" meta:paragraph-count="17" meta:word-count="162" meta:character-count="984" meta:non-whitespace-character-count="839"/>
  </office:meta>
</office:document-meta>
</file>